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3.5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55cm" svg:height="6.513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3cm" svg:height="3.26cm" svg:x="8.686cm" svg:y="5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3.6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48:21.879898666</dc:date>
    <dc:creator>elucterio </dc:creator>
    <meta:editing-duration>PT9H58M34S</meta:editing-duration>
    <meta:editing-cycles>17</meta:editing-cycles>
    <meta:generator>LibreOffice/4.2.8.2$Linux_X86_64 LibreOffice_project/420m0$Build-2</meta:generator>
    <meta:document-statistic meta:object-count="16"/>
  </office:meta>
</office:document-meta>
</file>